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1" svg:font-family="'Nimbus Mono L'" style:font-pitch="fixed"/>
    <style:font-face style:name="Nimbus Mono L" svg:font-family="'Nimbus Mono L'" style:font-family-generic="modern" style:font-pitch="fixed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 fo:background-color="#000000">
        <style:background-image/>
      </style:paragraph-properties>
      <style:text-properties style:font-name="Nimbus Sans 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Nimbus Sans L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Nimbus Sans 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Nimbus Sans L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Nimbus Sans L"/>
    </style:style>
    <style:style style:name="P8" style:family="paragraph" style:parent-style-name="Standard" style:list-style-name="L4">
      <style:paragraph-properties fo:text-align="justify" style:justify-single-word="false"/>
      <style:text-properties style:font-name="Nimbus Sans L"/>
    </style:style>
    <style:style style:name="P9" style:family="paragraph" style:parent-style-name="Standard">
      <style:paragraph-properties fo:text-align="justify" style:justify-single-word="false"/>
      <style:text-properties style:font-name="Nimbus Sans L" fo:font-weight="bold" style:font-weight-asian="bold" style:font-weight-complex="bold"/>
    </style:style>
    <style:style style:name="P10" style:family="paragraph" style:parent-style-name="Standard" style:list-style-name="L5">
      <style:paragraph-properties fo:text-align="justify" style:justify-single-word="false"/>
      <style:text-properties style:font-name="Nimbus Sans L"/>
    </style:style>
    <style:style style:name="P11" style:family="paragraph" style:parent-style-name="Standard" style:list-style-name="L6">
      <style:paragraph-properties fo:text-align="justify" style:justify-single-word="false"/>
      <style:text-properties style:font-name="Nimbus Sans L"/>
    </style:style>
    <style:style style:name="P12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Nimbus Mono L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Nimbus Mono L1" fo:font-size="11pt" style:font-size-asian="11pt" style:font-size-complex="11pt"/>
    </style:style>
    <style:style style:name="P14" style:family="paragraph" style:parent-style-name="Standard">
      <style:paragraph-properties fo:background-color="#ffffcc" fo:padding="0.0201in" fo:border="0.0071in solid #000000" style:shadow="none">
        <style:background-image/>
      </style:paragraph-properties>
      <style:text-properties style:font-name="Nimbus Sans L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 fo:background-color="#ffffcc" fo:padding="0.0201in" fo:border="0.0071in solid #000000" style:shadow="none">
        <style:background-image/>
      </style:paragraph-properties>
      <style:text-properties style:font-name="Nimbus Sans L"/>
    </style:style>
    <style:style style:name="P16" style:family="paragraph" style:parent-style-name="Standard" style:list-style-name="L7">
      <style:paragraph-properties fo:text-align="justify" style:justify-single-word="false" fo:background-color="#ffffcc" fo:padding="0.0201in" fo:border="0.0071in solid #000000" style:shadow="none">
        <style:background-image/>
      </style:paragraph-properties>
      <style:text-properties style:font-name="Nimbus Sans L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Nimbus Sans L"/>
    </style:style>
    <style:style style:name="P18" style:family="paragraph" style:parent-style-name="Standard">
      <style:paragraph-properties fo:text-align="justify" style:justify-single-word="false"/>
      <style:text-properties style:font-name="Nimbus Sans L"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Nimbus Sans L"/>
    </style:style>
    <style:style style:name="P20" style:family="paragraph" style:parent-style-name="Standard" style:list-style-name="L8">
      <style:paragraph-properties fo:text-align="justify" style:justify-single-word="false"/>
      <style:text-properties style:font-name="Nimbus Sans L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imbus Mono L1" fo:font-size="11pt" style:font-size-asian="11pt" style:font-size-complex="11pt"/>
    </style:style>
    <style:style style:name="T4" style:family="text">
      <style:text-properties style:font-name="Nimbus Mono L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kcjonalność spraw w archiwum elektronicznym</text:p>
      <text:p text:style-name="P2">ver. 1.0 2007-02-03 <text:span text:style-name="T1">Marcin Szulga</text:span></text:p>
      <text:p text:style-name="P2"/>
      <text:p text:style-name="P2"/>
      <text:p text:style-name="P2"/>
      <text:p text:style-name="P3">Zgodnie z rozporządzeniem MSWiA z dnia 30 października 2006r. w sprawie niezbędnych elementów struktury dokumentów elektronicznych w skład metadanych opisujących dokument elektroniczny wchodzi:</text:p>
      <text:p text:style-name="P3"/>
      <text:p text:style-name="P4">Wymagania dotyczące obsługi spraw stawiane przez MSWiA</text:p>
      <text:p text:style-name="P3"><text:span text:style-name="T2">grupowanie</text:span> – wskazanie przynależności do zbioru dokumentów. Metadana ta musi posiadać pola:</text:p>
      <text:list text:style-name="L1">
        <text:list-item>
          <text:p text:style-name="P5">typ,</text:p>
        </text:list-item>
        <text:list-item>
          <text:p text:style-name="P5">kod,</text:p>
        </text:list-item>
        <text:list-item>
          <text:p text:style-name="P5">opis.</text:p>
          <text:p text:style-name="P5"/>
        </text:list-item>
      </text:list>
      <text:p text:style-name="P3">Zgodnie z rozporządzeniem MSWiA z dnia 30 października 2006r. w sprawie szczegółowego sposobu postępowania z dokumentami elektronicznymi, archiwum musi mieć możliwość generowania spisów zdawczo-odbiorczych. Wszystkie powinny zawierać dla każdej z pozycji:</text:p>
      <text:list text:style-name="L2">
        <text:list-item>
          <text:p text:style-name="P6">liczbę porządkową,</text:p>
        </text:list-item>
        <text:list-item>
          <text:p text:style-name="P6">znak sprawy,</text:p>
        </text:list-item>
        <text:list-item>
          <text:p text:style-name="P6">hasło klasyfikacyjne aktualnie odpowiadające znakowi sprawy,</text:p>
        </text:list-item>
        <text:list-item>
          <text:p text:style-name="P6">tytuł sprawy,</text:p>
        </text:list-item>
        <text:list-item>
          <text:p text:style-name="P6">datę wszczęcia sprawy,</text:p>
        </text:list-item>
        <text:list-item>
          <text:p text:style-name="P6">datę zakończenia sprawy,</text:p>
        </text:list-item>
        <text:list-item>
          <text:p text:style-name="P6">liczbę dokumentów w sprawie.</text:p>
        </text:list-item>
      </text:list>
      <text:p text:style-name="P3"/>
      <text:p text:style-name="P3"><text:span text:style-name="T2">relacja</text:span> – określenie bezpośredniego powiązania z innym dokumentem i rodzaju tego powiązania, który jest jednym z poniższych typów:</text:p>
      <text:list text:style-name="L3">
        <text:list-item>
          <text:p text:style-name="P7">ma format,</text:p>
        </text:list-item>
        <text:list-item>
          <text:p text:style-name="P7">jest formatem,</text:p>
        </text:list-item>
        <text:list-item>
          <text:p text:style-name="P7">ma wersje,</text:p>
        </text:list-item>
        <text:list-item>
          <text:p text:style-name="P7">jest wersja,</text:p>
        </text:list-item>
        <text:list-item>
          <text:p text:style-name="P7">ma część,</text:p>
        </text:list-item>
        <text:list-item>
          <text:p text:style-name="P7">jest częścią,</text:p>
        </text:list-item>
        <text:list-item>
          <text:p text:style-name="P7">ma odniesienie,</text:p>
        </text:list-item>
        <text:list-item>
          <text:p text:style-name="P7">odnosi się do,</text:p>
        </text:list-item>
        <text:list-item>
          <text:p text:style-name="P7">ma źródło,</text:p>
        </text:list-item>
        <text:list-item>
          <text:p text:style-name="P7">wymaga,</text:p>
        </text:list-item>
        <text:list-item>
          <text:p text:style-name="P7">jest wymagany,</text:p>
        </text:list-item>
        <text:list-item>
          <text:p text:style-name="P7">ma dekretację,</text:p>
        </text:list-item>
        <text:list-item>
          <text:p text:style-name="P7">jest dekretacją</text:p>
        </text:list-item>
      </text:list>
      <text:p text:style-name="P3"/>
      <text:p text:style-name="P3"/>
      <text:p text:style-name="P4">Implementacja</text:p>
      <text:p text:style-name="P3">Implementacja spraw w archiwum zakłada utworzenie 3 tabel:</text:p>
      <text:p text:style-name="P3"><text:span text:style-name="T2">relation_types<text:tab/></text:span>- slownik zawierający rodzaje relacji. Opis pól:</text:p>
      <text:list text:style-name="L4">
        <text:list-item>
          <text:p text:style-name="P8">id – klucz podstawowy,</text:p>
        </text:list-item>
        <text:list-item>
          <text:p text:style-name="P8">type – OID typu relacji,</text:p>
        </text:list-item>
        <text:list-item>
          <text:p text:style-name="P8">description – nazwa relacji czytelna dla człowieka,</text:p>
        </text:list-item>
      </text:list>
      <text:p text:style-name="P9"/>
      <text:p text:style-name="P3"><text:span text:style-name="T2">cases<text:tab/><text:tab/></text:span>– tabela zawierająca dane opisujące sprawę. Opis pól:</text:p>
      <text:list text:style-name="L5">
        <text:list-item>
          <text:p text:style-name="P10">id – klucz podstawowy,</text:p>
        </text:list-item>
        <text:list-item>
          <text:p text:style-name="P10">case_type – typ sprawy,</text:p>
        </text:list-item>
        <text:list-item>
          <text:p text:style-name="P10">case_code – znak (kod) sprawy,</text:p>
        </text:list-item>
        <text:list-item>
          <text:p text:style-name="P10">case_code_passwd – hasło dostępu do sprawy,</text:p>
        </text:list-item>
        <text:list-item>
          <text:p text:style-name="P10">case_title – tytuł sprawy,</text:p>
        </text:list-item>
        <text:list-item>
          <text:p text:style-name="P10">case_description – opis sprawy,</text:p>
        </text:list-item>
        <text:list-item>
          <text:p text:style-name="P10">case_start_date – data rozpoczęcia sprawy,</text:p>
        </text:list-item>
        <text:list-item>
          <text:p text:style-name="P10">case_last_update – data ostatniego wpisu do sprawy.</text:p>
        </text:list-item>
      </text:list>
      <text:p text:style-name="P3"/>
      <text:p text:style-name="P3"><text:span text:style-name="T2">co_cases<text:tab/></text:span>– tabela definiująca przynależność dokumentów do poszczególnych spraw oraz relacje między nimi. Opis pól:</text:p>
      <text:p text:style-name="P3"/>
      <text:list text:style-name="L6">
        <text:list-item>
          <text:p text:style-name="P11">id – klucz podstawowy,</text:p>
        </text:list-item>
        <text:list-item>
          <text:p text:style-name="P11">fk_crypto_objects – klucz obcy do tabeli zawierającej dokumenty – do pliku dodawanego do sprawy,</text:p>
        </text:list-item>
        <text:list-item>
          <text:p text:style-name="P11">fk_cases – klucz obcy do tabeli ze sprawami,</text:p>
        </text:list-item>
        <text:list-item>
          <text:p text:style-name="P11">fk_crypto_objects_parent – klucz obcy do dokumentu będącego w relacji z dokumentem dodawanym do sprawy, np. jego rodzica,</text:p>
        </text:list-item>
        <text:list-item>
          <text:p text:style-name="P11">fk_relation_types – rodzaj relacji pomiędzy dokumentami w sprawie,</text:p>
        </text:list-item>
        <text:list-item>
          <text:p text:style-name="P11">last_update – data ostatniego wpisu do tabeli,</text:p>
        </text:list-item>
        <text:list-item>
          <text:p text:style-name="P11">visible – widoczność wpisu.</text:p>
        </text:list-item>
      </text:list>
      <text:p text:style-name="P3"/>
      <text:p text:style-name="P12"><text:span text:style-name="T2">CREATE TABLE</text:span> relation_types (</text:p>
      <text:p text:style-name="P12"><text:tab/>id<text:tab/><text:tab/>integer<text:tab/>PRIMARY KEY,</text:p>
      <text:p text:style-name="P12"><text:tab/>type<text:tab/><text:tab/>varchar(256) UNIQUE,</text:p>
      <text:p text:style-name="P12"><text:tab/>description<text:tab/>varchar(256)</text:p>
      <text:p text:style-name="P12">);</text:p>
      <text:p text:style-name="P12"/>
      <text:p text:style-name="P12"><text:span text:style-name="T2">CREATE TABLE</text:span> cases (</text:p>
      <text:p text:style-name="P12"><text:tab/>id<text:tab/><text:tab/><text:tab/><text:tab/>INTEGER<text:tab/>PRIMARY KEY,</text:p>
      <text:p text:style-name="P12"><text:tab/>case_type<text:tab/><text:tab/><text:tab/>varchar(256),</text:p>
      <text:p text:style-name="P12"><text:tab/>case_code<text:tab/><text:tab/><text:tab/>varchar(256) UNIQUE,</text:p>
      <text:p text:style-name="P12"><text:tab/>case_code_passwd<text:tab/><text:tab/>varchar(256),</text:p>
      <text:p text:style-name="P12"><text:tab/>case_title<text:tab/><text:tab/><text:tab/>varchar(256),</text:p>
      <text:p text:style-name="P12"><text:tab/>case_description<text:tab/><text:tab/>varchar(256),</text:p>
      <text:p text:style-name="P12"><text:tab/>case_start_date<text:tab/><text:tab/>TIMESTAMP with time zone,</text:p>
      <text:p text:style-name="P12"><text:tab/>case_last_update<text:tab/><text:tab/>TIMESTAMP with time zone</text:p>
      <text:p text:style-name="P12">);</text:p>
      <text:p text:style-name="P12"><text:span text:style-name="T2">CREATE TABLE</text:span> co_cases (</text:p>
      <text:p text:style-name="P12"><text:tab/>id<text:tab/><text:tab/><text:tab/>INTEGER<text:tab/>PRIMARY KEY,</text:p>
      <text:p text:style-name="P12"><text:tab/>fk_crypto_objects<text:tab/>INTEGER REFERENCES crypto_objects(id) ON DELETE CASCADE NOT NULL,</text:p>
      <text:p text:style-name="P12"><text:tab/>fk_cases<text:tab/><text:tab/>INTEGER REFERENCES cases(id) NOT NULL,</text:p>
      <text:p text:style-name="P12"><text:tab/>fk_crypto_object_parent INTEGER REFERENCES crypto_objects(id),</text:p>
      <text:p text:style-name="P12"><text:tab/>fk_relation_types<text:tab/>INTEGER REFERENCES relation_types(id),</text:p>
      <text:p text:style-name="P12"><text:tab/>last_update<text:tab/><text:tab/>TIMESTAMP with time zone,</text:p>
      <text:p text:style-name="P12"><text:tab/>visible<text:tab/><text:tab/><text:tab/>INTEGER</text:p>
      <text:p text:style-name="P12">);</text:p>
      <text:p text:style-name="P3"/>
      <text:p text:style-name="P3"/>
      <text:p text:style-name="P3">Kod źródłowy BAE obwarowany jest dyrektywami preprocesora z warunkowym włączaniem kodu za pomocą <text:span text:style-name="T3">#ifndef _CASE_ .... #endif</text:span>. Zamiast tego typu wstawek, w przyszłości można uzależnić wykonywanie kodu od opcji konfiguracyjnej. Obecnie jest on wykonywany zawsze, co powoduje wykorzystywanie mechanizmu dotyczącego spraw, nawet wtedy gdy jest on niepotrzebny w danym zastosowaniu archiwum.</text:p>
      <text:p text:style-name="P3"/>
      <text:p text:style-name="P3"/>
      <text:p text:style-name="P4">Jak oznaczać dokument metadanymi związanymi ze sprawą?</text:p>
      <text:p text:style-name="P3"/>
      <text:p text:style-name="P9">Kod sprawy (OID = 1.2.616.113527.4.3.1.6.2)</text:p>
      <text:p text:style-name="P3">Do datagramu możemy dodać metadane użytkownika opisujące daną sprawę. Kluczową metadaną jest tu kod sprawy. Jeśli dokument posiada kod sprawy, która istnieje już w archiwum, wówczas jest do niej dołączany, w przeciwnym przypadku zakładana jest nowa sprawa o wskazanym kodzie.</text:p>
      <text:p text:style-name="P3"/>
      <text:p text:style-name="P13"><text:tab/>PR_bmdDatagram_add_metadata(oid_usr_metadata_cases_case_code,</text:p>
      <text:p text:style-name="P13"><text:tab/><text:tab/><text:tab/><text:tab/>sizeof(oid_usr_metadata_cases_case_code),</text:p>
      <text:p text:style-name="P13"><text:tab/><text:tab/><text:tab/><text:tab/>"2006/12/31-CaseCode1",</text:p>
      <text:p text:style-name="P13"><text:tab/><text:tab/><text:tab/><text:tab/>1+strlen("2006/12/31-CaseCode1"),</text:p>
      <text:p text:style-name="P13"><text:tab/><text:tab/><text:tab/><text:tab/>USER_METADATA,</text:p>
      <text:p text:style-name="P13"><text:tab/><text:tab/><text:tab/><text:tab/>dg1);</text:p>
      <text:p text:style-name="P3"/>
      <text:p text:style-name="P14">UWAGA – KODY SPRAW:</text:p>
      <text:p text:style-name="P15">W przypadku nie podania metadanej typu kod sprawy, zostanie on wygenerowany automatycznie jako kolejna liczba naturalna (za pomocą sekwencji <text:span text:style-name="T4">cases_case_code_seq</text:span>). W ten sposób przebiega proces automatycznego nadawania numerów spraw.</text:p>
      <text:p text:style-name="P15">Dlatego też chcąc nadać kod <text:span text:style-name="T5">pojedynczo wybranej</text:span> sprawie w sposób “ręczny” - za pomocą wskazania go w metadanej - nie wolno podawać liczb naturalnych, gdyż grozi to zniszczeniem spójności struktury bazy (w odpowiedzi użytkownik otrzyma kod błędu). </text:p>
      <text:p text:style-name="P15">Jeśli istnieje potrzeba oznaczenia kodu sprawy za pomocą liczby całkowitej można to zrobić na 2 sposoby:</text:p>
      <text:list text:style-name="L7">
        <text:list-item>
          <text:p text:style-name="P16">nie wskazując metadanej z kodem sprawy – wówczas sprawy będą oznaczane automatycznie kolejnymi liczbami naturalnymi,</text:p>
        </text:list-item>
        <text:list-item>
          <text:p text:style-name="P16">wskazując w metadanej kod sprawy w postaci liczby naturalnej – wówczas wymagana jest obecność tejże metadanej w każdej paczce bmdDatagram.</text:p>
          <text:p text:style-name="P17"/>
        </text:list-item>
      </text:list>
      <text:p text:style-name="P3"/>
      <text:p text:style-name="P3"/>
      <text:p text:style-name="P9">Typ sprawy (OID = 1.2.616.113527.4.3.1.6.1)</text:p>
      <text:p text:style-name="P18">Typ sprawy nie został umieszczony w słowniku, gdyż rozporządzenie nie precyzuje określonej listy typów. Dlatego też jest on w postaci stringu. W związku z tym sprawy można oznaczać typami w sposób dowolny np. nadając jej typ “plina”, “o wysokim priorytecie”, “o niskim priorytecie” itp.</text:p>
      <text:p text:style-name="P18"/>
      <text:p text:style-name="P13"><text:tab/>PR_bmdDatagram_add_metadata(oid_usr_metadata_cases_case_type,</text:p>
      <text:p text:style-name="P13"><text:tab/><text:tab/><text:tab/><text:tab/>sizeof(oid_usr_metadata_cases_case_type),</text:p>
      <text:p text:style-name="P13"><text:tab/><text:tab/><text:tab/><text:tab/>"high priority case",</text:p>
      <text:p text:style-name="P13"><text:tab/><text:tab/><text:tab/><text:tab/>1+strlen("high priority case"),</text:p>
      <text:p text:style-name="P13"><text:tab/><text:tab/><text:tab/><text:tab/>USER_METADATA,</text:p>
      <text:p text:style-name="P13"><text:tab/><text:tab/><text:tab/><text:tab/>dg1);</text:p>
      <text:p text:style-name="P3"/>
      <text:p text:style-name="P9">Hasło dostępu do sprawy (OID = 1.2.616.113527.4.3.1.6.3)</text:p>
      <text:p text:style-name="P18">Sprawa może mieć opcjonalne hasło dostępu, i jeśli występuje należy je umieścić w tejże metadanej.</text:p>
      <text:p text:style-name="P19"/>
      <text:p text:style-name="P13"><text:tab/>PR_bmdDatagram_add_metadata(oid_usr_metadata_cases_case_code_passwd,</text:p>
      <text:p text:style-name="P13"><text:tab/><text:tab/><text:tab/><text:tab/>sizeof(oid_usr_metadata_cases_case_code_passwd),</text:p>
      <text:p text:style-name="P13"><text:tab/><text:tab/><text:tab/><text:tab/>"12345678",</text:p>
      <text:p text:style-name="P13"><text:tab/><text:tab/><text:tab/><text:tab/>1+strlen("12345678"),</text:p>
      <text:p text:style-name="P13"><text:tab/><text:tab/><text:tab/><text:tab/>USER_METADATA,</text:p>
      <text:p text:style-name="P13"><text:tab/><text:tab/><text:tab/><text:tab/>dg1);</text:p>
      <text:p text:style-name="P3"/>
      <text:p text:style-name="P3"><text:span text:style-name="T2">Tytuł sprawy (OID = 1.2.616.113527.4.3.1.6.4)</text:span></text:p>
      <text:p text:style-name="P13"><text:tab/>PR_bmdDatagram_add_metadata(oid_usr_metadata_cases_case_title,</text:p>
      <text:p text:style-name="P13"><text:tab/><text:tab/><text:tab/><text:tab/>sizeof(oid_usr_metadata_cases_case_title),</text:p>
      <text:p text:style-name="P13"><text:tab/><text:tab/><text:tab/><text:tab/>"Tytuł sprawy: Notatka służbowa",</text:p>
      <text:p text:style-name="P13"><text:tab/><text:tab/><text:tab/><text:tab/>1+strlen("Tytuł sprawy: Notatka służbowa"),</text:p>
      <text:p text:style-name="P13"><text:tab/><text:tab/><text:tab/><text:tab/>USER_METADATA,</text:p>
      <text:p text:style-name="P13"><text:tab/><text:tab/><text:tab/><text:tab/>dg1);</text:p>
      <text:p text:style-name="P3"/>
      <text:p text:style-name="P3"><text:span text:style-name="T2">Opis sprawy (OID = 1.2.616.113527.4.3.1.6.5)</text:span></text:p>
      <text:p text:style-name="P13"/>
      <text:p text:style-name="P13"><text:tab/>PR_bmdDatagram_add_metadata(oid_usr_metadata_cases_case_description,</text:p>
      <text:p text:style-name="P13"><text:tab/><text:tab/><text:tab/><text:tab/>sizeof(oid_usr_metadata_cases_case_description),</text:p>
      <text:p text:style-name="P13"><text:tab/><text:tab/><text:tab/><text:tab/>"Notatka służbowa ze spotkana w sprawie BAE.",</text:p>
      <text:p text:style-name="P13"><text:tab/><text:tab/><text:tab/><text:tab/>1+strlen("Notatka służbowa ze spotkana w sprawie BAE."),</text:p>
      <text:p text:style-name="P13"><text:tab/><text:tab/><text:tab/><text:tab/>USER_METADATA,</text:p>
      <text:p text:style-name="P13"><text:tab/><text:tab/><text:tab/><text:tab/>dg1);</text:p>
      <text:p text:style-name="P18"/>
      <text:p text:style-name="P18"/>
      <text:p text:style-name="P18"/>
      <text:p text:style-name="P9">Id dokumentu powiązanego (OID = 1.2.616.113527.4.3.1.6.6)</text:p>
      <text:p text:style-name="P9">Typ relacji pomiędzy dokumentem źródłowym i docelowym (OID = 1.2.616.113527.4.3.1.7)</text:p>
      <text:p text:style-name="P18">W ramach sprawy dokumentu mogą być umieszczane bez zachowania uporządkowania. Wówczas znajdują się one w “worku” będącym sprawą i nie istnieją żadne relacje pomiędzy elementami w tym zbiorze.</text:p>
      <text:p text:style-name="P18"/>
      <text:p text:style-name="P18">Istnieje jednak możliwość wskazania powiązania pomiędzy dokumentem dodawanym do archiwum, a już istniejącym. Wówczas w metadanej typu <text:span text:style-name="T3">parent_id</text:span> należy podać id pliku źródłowego, do którego dołączamy aktualnie wstawiany. Dodatkowo można opisać tak zdefiniowaną relację za pomocą metadanej typu <text:span text:style-name="T3">relation_type</text:span>. Jako że typy relacji są uszeregowane w słowniku, w metadanej należy podać OID typu relacji. W domyślnym skrypcie db.sql dostępne są następujące typy relacji:</text:p>
      <text:p text:style-name="P18"/>
      <text:list text:style-name="L8">
        <text:list-item>
          <text:p text:style-name="P20">1.2.616.113527.4.3.1.7.0 - undefined</text:p>
        </text:list-item>
        <text:list-item>
          <text:p text:style-name="P20">1.2.616.113527.4.3.1.7.1 - ma format</text:p>
        </text:list-item>
        <text:list-item>
          <text:p text:style-name="P20">1.2.616.113527.4.3.1.7.2 - ma wersje</text:p>
        </text:list-item>
        <text:list-item>
          <text:p text:style-name="P20">1.2.616.113527.4.3.1.7.3 - jest wersja</text:p>
        </text:list-item>
        <text:list-item>
          <text:p text:style-name="P20">1.2.616.113527.4.3.1.7.4 - ma czesc</text:p>
        </text:list-item>
        <text:list-item>
          <text:p text:style-name="P20">1.2.616.113527.4.3.1.7.5 - jest czescia</text:p>
        </text:list-item>
        <text:list-item>
          <text:p text:style-name="P20">1.2.616.113527.4.3.1.7.6 - ma odniesienie</text:p>
        </text:list-item>
        <text:list-item>
          <text:p text:style-name="P20">1.2.616.113527.4.3.1.7.7 - odnosi sie do</text:p>
        </text:list-item>
        <text:list-item>
          <text:p text:style-name="P20">1.2.616.113527.4.3.1.7.8 - ma zrodlo</text:p>
        </text:list-item>
        <text:list-item>
          <text:p text:style-name="P20">1.2.616.113527.4.3.1.7.9 - wymaga</text:p>
        </text:list-item>
        <text:list-item>
          <text:p text:style-name="P20">1.2.616.113527.4.3.1.7.10 - jest wymagany</text:p>
        </text:list-item>
        <text:list-item>
          <text:p text:style-name="P20">1.2.616.113527.4.3.1.7.11 - ma dekretacje</text:p>
        </text:list-item>
        <text:list-item>
          <text:p text:style-name="P20">1.2.616.113527.4.3.1.7.12 - jest dekretacja</text:p>
        </text:list-item>
      </text:list>
      <text:p text:style-name="P18"/>
      <text:p text:style-name="P13"><text:tab/>PR_bmdDatagram_add_metadata(oid_usr_metadata_cases_parent_id,</text:p>
      <text:p text:style-name="P13"><text:tab/><text:tab/><text:tab/><text:tab/>sizeof(oid_usr_metadata_cases_parent_id),</text:p>
      <text:p text:style-name="P13"><text:tab/><text:tab/><text:tab/><text:tab/>"1",</text:p>
      <text:p text:style-name="P13"><text:tab/><text:tab/><text:tab/><text:tab/>1+strlen("1"),</text:p>
      <text:p text:style-name="P13"><text:tab/><text:tab/><text:tab/><text:tab/>USER_METADATA,</text:p>
      <text:p text:style-name="P13"><text:tab/><text:tab/><text:tab/><text:tab/>dg1);</text:p>
      <text:p text:style-name="P3"/>
      <text:p text:style-name="P13"><text:tab/>PR_bmdDatagram_add_metadata(oid_usr_metadata_cases_relation_type,</text:p>
      <text:p text:style-name="P13"><text:tab/><text:tab/><text:tab/><text:tab/>sizeof(oid_usr_metadata_cases_relation_type),</text:p>
      <text:p text:style-name="P13"><text:tab/><text:tab/><text:tab/><text:tab/>"1.2.616.113527.4.3.1.7.2",</text:p>
      <text:p text:style-name="P13"><text:tab/><text:tab/><text:tab/><text:tab/>1+strlen("1.2.616.113527.4.3.1.7.2"),</text:p>
      <text:p text:style-name="P13"><text:tab/><text:tab/><text:tab/><text:tab/>USER_METADATA,</text:p>
      <text:p text:style-name="P13"><text:tab/><text:tab/><text:tab/><text:tab/>dg1);</text:p>
      <text:p text:style-name="P3"/>
      <text:p text:style-name="P3"/>
      <text:p text:style-name="P3"/>
      <text:p text:style-name="P3"><text:span text:style-name="T6">Jak wyszukiwać dokumenty po metadanych związanych ze sprawą?</text:span></text:p>
      <text:p text:style-name="P3">Jeśli interesuje nas paczka dokumentów związanych z daną sprawą to umieszczamy wodpowiednią metadaną użytkownika (patrz wyżej) w datagramie i w rezultacie otrzymamy szukany zbiór datagramów. Podobnie możemy wyszukiwać po innych parametrach związanych ze sprawą.</text:p>
      <text:p text:style-name="P3"/>
      <text:p text:style-name="P4">Referencje</text:p>
      <text:p text:style-name="P3">[1] Repozytorium BMD: w gałęzi trunk, w katalogach <text:span text:style-name="T3">src/libbmdsql/test/select</text:span> oraz <text:s/><text:span text:style-name="T3">src/libbmdsql/test/select</text:span> znajdują się przykłady wykorzystujące spraw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1" svg:font-family="'Nimbus Mono L'" style:font-pitch="fixed"/>
    <style:font-face style:name="Nimbus Mono L" svg:font-family="'Nimbus Mono L'" style:font-family-generic="modern" style:font-pitch="fixed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l" fo:country="PL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1-30T10:14:34</meta:creation-date>
    <dc:date>2007-02-03T16:44:17</dc:date>
    <meta:print-date>2007-01-31T10:12:36</meta:print-date>
    <dc:language>pl-PL</dc:language>
    <meta:editing-cycles>111</meta:editing-cycles>
    <meta:editing-duration>P4DT5H48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56" meta:word-count="1127" meta:character-count="8392"/>
  </office:meta>
</office:document-meta>
</file>